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quote-cjk-patch" svg:font-family="quote-cjk-patch, Inter, system-ui, apple-system, BlinkMacSystemFont, 'Segoe UI', Roboto, Oxygen, Ubuntu, Cantarell, 'Open Sans', 'Helvetica Neue', sans-serif"/>
    <style:font-face style:name="Noto Sans CJK SC1" svg:font-family="'Noto Sans CJK SC'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Noto Serif CJK SC ExtraLight" svg:font-family="'Noto Serif CJK SC ExtraLight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6514" officeooo:paragraph-rsid="00136514"/>
    </style:style>
    <style:style style:name="P2" style:family="paragraph" style:parent-style-name="Standard">
      <style:text-properties officeooo:paragraph-rsid="00136514"/>
    </style:style>
    <style:style style:name="P3" style:family="paragraph" style:parent-style-name="Standard">
      <style:text-properties fo:color="#cccccc" style:font-name="Droid Sans Mono" fo:font-size="12pt" fo:font-weight="normal" officeooo:rsid="00136514" officeooo:paragraph-rsid="00136514" fo:background-color="#1f1f1f"/>
    </style:style>
    <style:style style:name="P4" style:family="paragraph" style:parent-style-name="Standard">
      <style:text-properties fo:color="#cccccc" style:font-name="Droid Sans Mono" fo:font-size="12pt" fo:font-weight="normal" officeooo:rsid="00136514" officeooo:paragraph-rsid="00136514" fo:background-color="#1f1f1f" style:font-name-asian="Noto Serif CJK SC ExtraLight"/>
    </style:style>
    <style:style style:name="P5" style:family="paragraph" style:parent-style-name="Standard">
      <style:text-properties fo:color="#cccccc" style:font-name="Droid Sans Mono" fo:font-size="12pt" fo:font-weight="normal" officeooo:paragraph-rsid="00136514" fo:background-color="#1f1f1f"/>
    </style:style>
    <style:style style:name="P6" style:family="paragraph" style:parent-style-name="Standard">
      <style:text-properties officeooo:paragraph-rsid="0015123f"/>
    </style:style>
    <style:style style:name="T1" style:family="text">
      <style:text-properties officeooo:rsid="00136514"/>
    </style:style>
    <style:style style:name="T2" style:family="text">
      <style:text-properties fo:color="#b5cea8"/>
    </style:style>
    <style:style style:name="T3" style:family="text">
      <style:text-properties fo:color="#b5cea8" officeooo:rsid="00136514"/>
    </style:style>
    <style:style style:name="T4" style:family="text">
      <style:text-properties officeooo:rsid="0015123f"/>
    </style:style>
    <style:style style:name="T5" style:family="text">
      <style:text-properties fo:font-variant="normal" fo:text-transform="none" fo:color="#0f1115" style:font-name="quote-cjk-patch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ision Pro <text:s text:c="2"/>G1遥操作BUG说明</text:p>
      <text:p text:style-name="P1"/>
      <text:p text:style-name="P1"/>
      <text:p text:style-name="P1">仿真：</text:p>
      <text:p text:style-name="P1"/>
      <text:p text:style-name="P1">1.一直[Dex3_1_Controller] Waiting <text:s text:c="2"/>to subscribe dds... <text:s text:c="2"/></text:p>
      <text:p text:style-name="P1">原因：DDS信道不一致</text:p>
      <text:p text:style-name="P1">需要确保Isaac lab中的DDS信道与xr_teleoperate保持一致</text:p>
      <text:p text:style-name="P1"/>
      <text:p text:style-name="P1">如：</text:p>
      <text:p text:style-name="P1">在isaac lab中的DDS信道在unitree_sim_isaaclab/dds/dds_master.py中定义为“1”</text:p>
      <text:p text:style-name="P3">ChannelFactoryInitialize(<text:span text:style-name="T2">1</text:span>)</text:p>
      <text:p text:style-name="P3"/>
      <text:p text:style-name="P2">在<text:span text:style-name="T1">xr_teleoperate中的信道是0（xr_teleoperate/teleop/robot_control/robot_arm.py）</text:span></text:p>
      <text:p text:style-name="P5">ChannelFactoryInitialize(<text:span text:style-name="T3">0</text:span>) <text:s/>修改为<text:span text:style-name="T1">1</text:span></text:p>
      <text:p text:style-name="P2"/>
      <text:p text:style-name="P4"/>
      <text:p text:style-name="P1"/>
      <text:p text:style-name="P1"/>
      <text:p text:style-name="P6"><text:span text:style-name="T1">2.通过https://192.168.1.51:8012/?ws=wss://192.168.1.51:8012</text:span><text:span text:style-name="T4">(</text:span><text:span text:style-name="T5">WebSocket</text:span><text:span text:style-name="T4">)无法访问仿真的摄像头图像</text:span>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quote-cjk-patch" svg:font-family="quote-cjk-patch, Inter, system-ui, apple-system, BlinkMacSystemFont, 'Segoe UI', Roboto, Oxygen, Ubuntu, Cantarell, 'Open Sans', 'Helvetica Neue', sans-serif"/>
    <style:font-face style:name="Noto Sans CJK SC1" svg:font-family="'Noto Sans CJK SC'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Noto Serif CJK SC ExtraLight" svg:font-family="'Noto Serif CJK SC ExtraLight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1-26T18:48:41.331877525</meta:creation-date>
    <dc:date>2025-11-26T19:03:38.789540916</dc:date>
    <meta:editing-duration>PT2M3S</meta:editing-duration>
    <meta:editing-cycles>1</meta:editing-cycles>
    <meta:document-statistic meta:table-count="0" meta:image-count="0" meta:object-count="0" meta:page-count="1" meta:paragraph-count="11" meta:word-count="96" meta:character-count="408" meta:non-whitespace-character-count="391"/>
    <meta:generator>LibreOffice/6.4.7.2$Linux_X86_64 LibreOffice_project/40$Build-2</meta:generator>
  </office:meta>
</office:document-meta>
</file>